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2b5" officeooo:paragraph-rsid="001612b5"/>
    </style:style>
    <style:style style:name="P2" style:family="paragraph" style:parent-style-name="Standard">
      <style:text-properties fo:font-size="15pt" fo:font-weight="bold" officeooo:rsid="001612b5" officeooo:paragraph-rsid="001612b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7cc7d" officeooo:paragraph-rsid="0017cc7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6pt" fo:font-weight="bold" officeooo:rsid="0019ee52" officeooo:paragraph-rsid="0019ee5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9ee52" officeooo:paragraph-rsid="0019ee52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83383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1 / Bloco 4/ Dia 4</text:p>
      <text:p text:style-name="P1"/>
      <text:p text:style-name="P1">Objetos:</text:p>
      <text:p text:style-name="P1"/>
      <text:p text:style-name="P1">Declaração</text:p>
      <text:p text:style-name="P1"/>
      <text:p text:style-name="P1">let objeto = {</text:p>
      <text:p text:style-name="P1"><text:s text:c="4"/>name: ‘Marcelo’,</text:p>
      <text:p text:style-name="P1"><text:s text:c="4"/>lastName: ‘Oliveira’ </text:p>
      <text:p text:style-name="P1">}</text:p>
      <text:p text:style-name="P1">Cada propriedade dos objetos são separados por virgulas.</text:p>
      <text:p text:style-name="P1"/>
      <text:p text:style-name="P1">Metodos de acesso:</text:p>
      <text:p text:style-name="P1"/>
      <text:p text:style-name="P1">objeto.name === Marcelo</text:p>
      <text:p text:style-name="P1">objeto[‘name’] === Marcelo</text:p>
      <text:p text:style-name="P1"/>
      <text:p text:style-name="P3">For/In próprio para manipulação de propriedades de um objetos e elementos de um array </text:p>
      <text:p text:style-name="P3"><text:span text:style-name="T1"/></text:p>
      <text:p text:style-name="P3"><text:span text:style-name="T1">const pessoa = {</text:span></text:p>
      <text:p text:style-name="P3"><text:span text:style-name="T1"><text:s text:c="4"/>name: “Marcelo”,</text:span></text:p>
      <text:p text:style-name="P3"><text:span text:style-name="T1"><text:s text:c="4"/>age: 33</text:span></text:p>
      <text:p text:style-name="P3"><text:span text:style-name="T1">}</text:span></text:p>
      <text:p text:style-name="P3"><text:span text:style-name="T1"/></text:p>
      <text:p text:style-name="P3"><text:span text:style-name="T1">for (let chave in pessoa) {</text:span></text:p>
      <text:p text:style-name="P3"><text:span text:style-name="T1"><text:s text:c="4"/>console.log(chave, </text:span><text:span text:style-name="T2">pessoa.name</text:span><text:span text:style-name="T1">);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4">Função</text:p>
      <text:p text:style-name="P5">Declaração:</text:p>
      <text:p text:style-name="P5"/>
      <text:p text:style-name="P5">function nomeDaFuncao() {</text:p>
      <text:p text:style-name="P5"><text:s text:c="5"/>codigos e instruções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5:19:03.741503058</meta:creation-date>
    <dc:date>2020-09-01T16:00:14.359651701</dc:date>
    <meta:editing-duration>PT41M10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24" meta:word-count="76" meta:character-count="492" meta:non-whitespace-character-count="413"/>
  </office:meta>
</office:document-meta>
</file>